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p 1 – LDRDDUULLLDDL - 212</text:p>
      <text:p text:style-name="Standard">Map 2 – RRUDRRULURULLLLDDDL - 281</text:p>
      <text:p text:style-name="Standard">Map 3 – LDDDRRRRDDLLLLLDURRRUURRR - 275</text:p>
      <text:p text:style-name="Standard">Map 4 – DUURDDDRDRDRRLUUURUULURDR - 575</text:p>
      <text:p text:style-name="Standard">Map 5 – LLUUURUURRRRRRUULLURLLDLLLDDRRRRRRRDDDDDLLRRUUULLLLDDDD -</text:p>
      <text:p text:style-name="Standard">50 – 1295/1303</text:p>
      <text:p text:style-name="Standard">Map 6 – RUULRRRRRRRRRRUURRDDDDDLLLLLLLLLRRRRRRRRRRUUUUULUURUUULULLULLLLLLLLLDRDLDDRRRRRRUDLLLLLLDDDDRRRRRRRRR - 1175</text:p>
      <text:p text:style-name="Standard">Map 7 – RDRRRDDDRDRRRLLULULLLDLDLLRRURR – 869</text:p>
      <text:p text:style-name="Standard">Map 8 – UULLDDRLULLLLLRRRRURRRRRRRURRRLUURUUUULLRULLLLLLUULLLLUUULLLLLRRDDDDDDDDDDLLRRUUULURLLDDUUUURRUUUURRDDDDDDDDDDRRRRRDDRRRRRRRRDDDLLLLLLLLLRD – 1961/1973</text:p>
      <text:p text:style-name="Standard">Map 9 – UURRRDULLLDDLRRRRRRRRURUURRRRLDDDRRRRRRRUURDDRRRUULLLLLLRDDLLULULLULULLRUUUULLLLLLURRUURUURRRURRDRDDRRRRRRDRA – 1892/3093</text:p>
      <text:p text:style-name="Standard">Map 10 – UUUUULLLLLLUUUUULLUULLLDRDUUUUUUURRRUDLLUUURRRDRRRRLLUURRRRA – 791/3634</text:p>
      <text:p text:style-name="Standard">Flood 1 – RRRRDDLLLLLLLA – 337/945</text:p>
      <text:p text:style-name="Standard">Flood 2 – RRUDRRULURULLLDLDDL – 281/281</text:p>
      <text:p text:style-name="Standard">Flood 3 – LLUURUUURRRRRRLUULLLLLA - 728/1303</text:p>
      <text:p text:style-name="Standard">Flood 4 – DDDDLRDRRRDUUUUUUUULULLLLLLUULLLLLLUURRA – 411/1592</text:p>
      <text:p text:style-name="Standard">Flood 5 – URDDLRDRDDRUURURUULUDRDDLDDDRA – 371/5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3T13:54:30</meta:creation-date>
    <dc:date>2012-07-15T00:41:20</dc:date>
    <meta:editing-duration>PT10H43M29S</meta:editing-duration>
    <meta:editing-cycles>6</meta:editing-cycles>
    <meta:generator>OpenOffice.org/3.3$Unix OpenOffice.org_project/330m20$Build-9567</meta:generator>
    <meta:document-statistic meta:table-count="0" meta:image-count="0" meta:object-count="0" meta:page-count="1" meta:paragraph-count="16" meta:word-count="92" meta:character-count="974"/>
  </office:meta>
</office:document-meta>
</file>